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1.3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3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4.1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0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8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50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3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23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3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1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516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0563c1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1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2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0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2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7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9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99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0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177cm" fo:min-width="13.35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11.99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821cm" fo:min-width="4.46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31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3.526cm" fo:min-width="49.1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7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2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3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3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3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2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3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8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7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5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85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17.72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4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8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8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4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38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7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5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5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4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52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.1000003814697pt" style:font-size-asian="28.1000003814697pt" style:font-size-complex="28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0563c1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style:paragraph-properties fo:line-height="150%" fo:text-align="start" style:writing-mode="lr-tb"/>
    </style:style>
    <style:style style:name="P9" style:family="paragraph">
      <loext:graphic-properties draw:fill="none"/>
      <style:paragraph-properties fo:line-height="150%"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line-height="150%"/>
      <style:text-properties fo:font-size="12pt" style:font-size-asian="12pt" style:font-size-complex="12pt"/>
    </style:style>
    <style:style style:name="T1" style:family="text">
      <style:text-properties fo:color="#000000" style:font-name="TimesNewRomanPS1" fo:font-size="28.1000003814697pt" fo:font-weight="bold" style:font-size-asian="28.1000003814697pt" style:font-name-complex="TimesNewRomanPS1" style:font-size-complex="28.1000003814697pt" style:font-weight-complex="bold"/>
    </style:style>
    <style:style style:name="T2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3" style:family="text">
      <style:text-properties fo:color="#000000" style:font-name="TimesNewRoman1" fo:font-size="12pt" style:font-size-asian="12pt" style:font-name-complex="TimesNewRoman1" style:font-size-complex="12pt"/>
    </style:style>
    <style:style style:name="T4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style:style style:name="T5" style:family="text">
      <style:text-properties fo:color="#0563c1" style:font-name="TimesNewRoman1" fo:font-size="12pt" style:font-size-asian="12pt" style:font-name-complex="TimesNewRoman1" style:font-size-complex="12pt"/>
    </style:style>
    <style:style style:name="T6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7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8" style:family="text">
      <style:text-properties fo:color="#000000" style:font-name="Wingdingsular1" fo:font-size="12pt" style:font-size-asian="12pt" style:font-name-complex="Wingdingsular1" style:font-size-complex="12pt"/>
    </style:style>
    <style:style style:name="T9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0.351cm" svg:height="0.093cm" svg:x="5.623cm" svg:y="3.573cm" svg:viewBox="0 0 10352 94" draw:points="0,94 10352,94 10352,0 0,0">
          <text:p/>
        </draw:polygon>
        <draw:frame draw:style-name="gr2" draw:text-style-name="P3" draw:layer="layout" svg:width="11.322cm" svg:height="1.153cm" svg:x="5.624cm" svg:y="2.544cm">
          <draw:text-box>
            <text:p text:style-name="P2"><text:span text:style-name="T1">CURRIC</text:span><text:span text:style-name="T1">ULUM </text:span><text:span text:style-name="T1">VITAE </text:span></text:p>
          </draw:text-box>
        </draw:frame>
        <draw:polygon draw:style-name="gr1" draw:text-style-name="P1" draw:layer="layout" svg:width="4.269cm" svg:height="0.042cm" svg:x="2.54cm" svg:y="4.115cm" svg:viewBox="0 0 4270 43" draw:points="0,43 4270,43 4270,0 0,0">
          <text:p/>
        </draw:polygon>
        <draw:frame draw:style-name="gr3" draw:text-style-name="P4" draw:layer="layout" svg:width="4.824cm" svg:height="0.497cm" svg:x="2.541cm" svg:y="3.68cm">
          <draw:text-box>
            <text:p text:style-name="P2"><text:span text:style-name="T2">PERSONAL </text:span><text:span text:style-name="T2">DETAILS </text:span></text:p>
          </draw:text-box>
        </draw:frame>
        <draw:frame draw:style-name="gr4" draw:text-style-name="P4" draw:layer="layout" svg:width="0.422cm" svg:height="0.497cm" svg:x="2.541cm" svg:y="4.206cm">
          <draw:text-box>
            <text:p text:style-name="P2"><text:span text:style-name="T2"><text:s/></text:span></text:p>
          </draw:text-box>
        </draw:frame>
        <draw:frame draw:style-name="gr5" draw:text-style-name="P4" draw:layer="layout" svg:width="1.539cm" svg:height="0.497cm" svg:x="2.541cm" svg:y="4.731cm">
          <draw:text-box>
            <text:p text:style-name="P2"><text:span text:style-name="T2">Name:</text:span></text:p>
          </draw:text-box>
        </draw:frame>
        <draw:frame draw:style-name="gr6" draw:text-style-name="P5" draw:layer="layout" svg:width="4.18cm" svg:height="0.471cm" svg:x="3.908cm" svg:y="4.786cm">
          <draw:text-box>
            <text:p text:style-name="P2"><text:span text:style-name="T3"><text:s/></text:span><text:span text:style-name="T3">Michael muchiri gakeri </text:span></text:p>
          </draw:text-box>
        </draw:frame>
        <draw:frame draw:style-name="gr4" draw:text-style-name="P4" draw:layer="layout" svg:width="0.422cm" svg:height="0.497cm" svg:x="2.541cm" svg:y="5.256cm">
          <draw:text-box>
            <text:p text:style-name="P2"><text:span text:style-name="T2"><text:s/></text:span></text:p>
          </draw:text-box>
        </draw:frame>
        <draw:frame draw:style-name="gr7" draw:text-style-name="P4" draw:layer="layout" svg:width="1.907cm" svg:height="0.497cm" svg:x="2.541cm" svg:y="5.781cm">
          <draw:text-box>
            <text:p text:style-name="P2"><text:span text:style-name="T2">Gender:</text:span></text:p>
          </draw:text-box>
        </draw:frame>
        <draw:frame draw:style-name="gr8" draw:text-style-name="P4" draw:layer="layout" svg:width="1.082cm" svg:height="0.471cm" svg:x="4.339cm" svg:y="5.802cm">
          <draw:text-box>
            <text:p text:style-name="P2"><text:span text:style-name="T3"><text:s/></text:span><text:span text:style-name="T3">Male </text:span></text:p>
          </draw:text-box>
        </draw:frame>
        <draw:frame draw:style-name="gr9" draw:text-style-name="P4" draw:layer="layout" svg:width="0.422cm" svg:height="0.471cm" svg:x="2.541cm" svg:y="6.322cm">
          <draw:text-box>
            <text:p text:style-name="P2"><text:span text:style-name="T3"><text:s/></text:span></text:p>
          </draw:text-box>
        </draw:frame>
        <draw:frame draw:style-name="gr10" draw:text-style-name="P4" draw:layer="layout" svg:width="3.507cm" svg:height="0.497cm" svg:x="2.541cm" svg:y="6.831cm">
          <draw:text-box>
            <text:p text:style-name="P2"><text:span text:style-name="T2">Marital status:</text:span></text:p>
          </draw:text-box>
        </draw:frame>
        <draw:frame draw:style-name="gr11" draw:text-style-name="P4" draw:layer="layout" svg:width="4.037cm" svg:height="0.471cm" svg:x="5.829cm" svg:y="6.855cm">
          <draw:text-box>
            <text:p text:style-name="P2"><text:span text:style-name="T3"><text:s/></text:span><text:span text:style-name="T3">Single (never married) </text:span></text:p>
          </draw:text-box>
        </draw:frame>
        <draw:frame draw:style-name="gr9" draw:text-style-name="P4" draw:layer="layout" svg:width="0.422cm" svg:height="0.471cm" svg:x="2.541cm" svg:y="7.372cm">
          <draw:text-box>
            <text:p text:style-name="P2"><text:span text:style-name="T3"><text:s/></text:span></text:p>
          </draw:text-box>
        </draw:frame>
        <draw:frame draw:style-name="gr12" draw:text-style-name="P4" draw:layer="layout" svg:width="3.232cm" svg:height="0.497cm" svg:x="2.541cm" svg:y="7.89cm">
          <draw:text-box>
            <text:p text:style-name="P2"><text:span text:style-name="T2">Date of birth:</text:span></text:p>
          </draw:text-box>
        </draw:frame>
        <draw:frame draw:style-name="gr13" draw:text-style-name="P4" draw:layer="layout" svg:width="1.933cm" svg:height="0.471cm" svg:x="5.621cm" svg:y="7.911cm">
          <draw:text-box>
            <text:p text:style-name="P2"><text:span text:style-name="T3"><text:s/></text:span><text:span text:style-name="T3">23/1/1998 </text:span></text:p>
          </draw:text-box>
        </draw:frame>
        <draw:frame draw:style-name="gr9" draw:text-style-name="P4" draw:layer="layout" svg:width="0.422cm" svg:height="0.471cm" svg:x="2.541cm" svg:y="8.431cm">
          <draw:text-box>
            <text:p text:style-name="P2"><text:span text:style-name="T3"><text:s/></text:span></text:p>
          </draw:text-box>
        </draw:frame>
        <draw:frame draw:style-name="gr14" draw:text-style-name="P4" draw:layer="layout" svg:width="2.8cm" svg:height="0.497cm" svg:x="2.541cm" svg:y="8.94cm">
          <draw:text-box>
            <text:p text:style-name="P2"><text:span text:style-name="T2">Nationality:</text:span></text:p>
          </draw:text-box>
        </draw:frame>
        <draw:frame draw:style-name="gr15" draw:text-style-name="P4" draw:layer="layout" svg:width="1.42cm" svg:height="0.471cm" svg:x="5.421cm" svg:y="8.977cm">
          <draw:text-box>
            <text:p text:style-name="P2"><text:span text:style-name="T3">Kenyan </text:span></text:p>
          </draw:text-box>
        </draw:frame>
        <draw:frame draw:style-name="gr4" draw:text-style-name="P4" draw:layer="layout" svg:width="0.422cm" svg:height="0.497cm" svg:x="2.541cm" svg:y="9.465cm">
          <draw:text-box>
            <text:p text:style-name="P2"><text:span text:style-name="T4"><text:s/></text:span></text:p>
          </draw:text-box>
        </draw:frame>
        <draw:frame draw:style-name="gr16" draw:text-style-name="P4" draw:layer="layout" svg:width="2.114cm" svg:height="0.497cm" svg:x="2.541cm" svg:y="9.991cm">
          <draw:text-box>
            <text:p text:style-name="P2"><text:span text:style-name="T2">Religion:</text:span></text:p>
          </draw:text-box>
        </draw:frame>
        <draw:frame draw:style-name="gr17" draw:text-style-name="P4" draw:layer="layout" svg:width="1.767cm" svg:height="0.471cm" svg:x="4.644cm" svg:y="10.03cm">
          <draw:text-box>
            <text:p text:style-name="P2"><text:span text:style-name="T3"><text:s/></text:span><text:span text:style-name="T3">Christian </text:span></text:p>
          </draw:text-box>
        </draw:frame>
        <draw:frame draw:style-name="gr9" draw:text-style-name="P4" draw:layer="layout" svg:width="0.422cm" svg:height="0.471cm" svg:x="2.541cm" svg:y="10.531cm">
          <draw:text-box>
            <text:p text:style-name="P2"><text:span text:style-name="T3"><text:s/></text:span></text:p>
          </draw:text-box>
        </draw:frame>
        <draw:frame draw:style-name="gr18" draw:text-style-name="P4" draw:layer="layout" svg:width="4.654cm" svg:height="0.497cm" svg:x="2.541cm" svg:y="11.041cm">
          <draw:text-box>
            <text:p text:style-name="P2"><text:span text:style-name="T2">Telephone </text:span><text:span text:style-name="T2">number:</text:span></text:p>
          </draw:text-box>
        </draw:frame>
        <draw:frame draw:style-name="gr19" draw:text-style-name="P4" draw:layer="layout" svg:width="2.991cm" svg:height="0.471cm" svg:x="6.507cm" svg:y="11.056cm">
          <draw:text-box>
            <text:p text:style-name="P2"><text:span text:style-name="T3"><text:s/></text:span><text:span text:style-name="T3">+254791830290 </text:span></text:p>
          </draw:text-box>
        </draw:frame>
        <draw:frame draw:style-name="gr4" draw:text-style-name="P4" draw:layer="layout" svg:width="0.422cm" svg:height="0.497cm" svg:x="2.541cm" svg:y="11.566cm">
          <draw:text-box>
            <text:p text:style-name="P2"><text:span text:style-name="T2"><text:s/></text:span></text:p>
          </draw:text-box>
        </draw:frame>
        <draw:frame draw:style-name="gr20" draw:text-style-name="P4" draw:layer="layout" svg:width="3.516cm" svg:height="0.497cm" svg:x="2.541cm" svg:y="12.091cm">
          <draw:text-box>
            <text:p text:style-name="P2"><text:span text:style-name="T2">Email address:</text:span></text:p>
          </draw:text-box>
        </draw:frame>
        <draw:polygon draw:style-name="gr21" draw:text-style-name="P6" draw:layer="layout" svg:width="4.582cm" svg:height="0.017cm" svg:x="5.369cm" svg:y="12.525cm" svg:viewBox="0 0 4583 18" draw:points="0,18 4583,18 4583,0 0,0">
          <text:p/>
        </draw:polygon>
        <draw:frame draw:style-name="gr22" draw:text-style-name="P4" draw:layer="layout" svg:width="4.714cm" svg:height="0.471cm" svg:x="6.041cm" svg:y="12.062cm">
          <draw:text-box>
            <text:p text:style-name="P2"><text:span text:style-name="T3">miclegakeri91</text:span><text:span text:style-name="T5">@gmail.c</text:span><text:span text:style-name="T5">om</text:span><text:span text:style-name="T3"> </text:span></text:p>
          </draw:text-box>
        </draw:frame>
        <draw:frame draw:style-name="gr9" draw:text-style-name="P4" draw:layer="layout" svg:width="0.422cm" svg:height="0.471cm" svg:x="2.541cm" svg:y="12.631cm">
          <draw:text-box>
            <text:p text:style-name="P2"><text:span text:style-name="T3"><text:s/></text:span></text:p>
          </draw:text-box>
        </draw:frame>
        <draw:frame draw:style-name="gr23" draw:text-style-name="P4" draw:layer="layout" svg:width="2.622cm" svg:height="0.497cm" svg:x="2.541cm" svg:y="13.141cm">
          <draw:text-box>
            <text:p text:style-name="P2"><text:span text:style-name="T2">I</text:span><text:span text:style-name="T2">d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:</text:span></text:p>
          </draw:text-box>
        </draw:frame>
        <draw:frame draw:style-name="gr24" draw:text-style-name="P4" draw:layer="layout" svg:width="1.801cm" svg:height="0.471cm" svg:x="5.167cm" svg:y="13.168cm">
          <draw:text-box>
            <text:p text:style-name="P2"><text:span text:style-name="T3">34315641 </text:span></text:p>
          </draw:text-box>
        </draw:frame>
        <draw:frame draw:style-name="gr9" draw:text-style-name="P4" draw:layer="layout" svg:width="0.422cm" svg:height="0.471cm" svg:x="2.541cm" svg:y="13.682cm">
          <draw:text-box>
            <text:p text:style-name="P2"><text:span text:style-name="T3"><text:s/></text:span></text:p>
          </draw:text-box>
        </draw:frame>
        <draw:frame draw:style-name="gr25" draw:text-style-name="P4" draw:layer="layout" svg:width="2.508cm" svg:height="0.497cm" svg:x="2.541cm" svg:y="14.191cm">
          <draw:text-box>
            <text:p text:style-name="P2"><text:span text:style-name="T2">Languag</text:span><text:span text:style-name="T2">e:</text:span></text:p>
          </draw:text-box>
        </draw:frame>
        <draw:frame draw:style-name="gr26" draw:text-style-name="P4" draw:layer="layout" svg:width="2.923cm" svg:height="0.471cm" svg:x="4.936cm" svg:y="14.196cm">
          <draw:text-box>
            <text:p text:style-name="P2"><text:span text:style-name="T3"><text:s/></text:span><text:span text:style-name="T3">E</text:span><text:span text:style-name="T3">n</text:span><text:span text:style-name="T3">g</text:span><text:span text:style-name="T3">l</text:span><text:span text:style-name="T3">i</text:span><text:span text:style-name="T3">s</text:span><text:span text:style-name="T3">h</text:span><text:span text:style-name="T3">/</text:span><text:span text:style-name="T3">S</text:span><text:span text:style-name="T3">w</text:span><text:span text:style-name="T3">a</text:span><text:span text:style-name="T3">h</text:span><text:span text:style-name="T3">i</text:span><text:span text:style-name="T3">l</text:span><text:span text:style-name="T3">i </text:span></text:p>
          </draw:text-box>
        </draw:frame>
        <draw:frame draw:style-name="gr9" draw:text-style-name="P4" draw:layer="layout" svg:width="0.422cm" svg:height="0.471cm" svg:x="2.541cm" svg:y="14.732cm">
          <draw:text-box>
            <text:p text:style-name="P2"><text:span text:style-name="T3"><text:s/></text:span></text:p>
          </draw:text-box>
        </draw:frame>
        <draw:frame draw:style-name="gr27" draw:text-style-name="P4" draw:layer="layout" svg:width="4.176cm" svg:height="0.497cm" svg:x="2.541cm" svg:y="15.241cm">
          <draw:text-box>
            <text:p text:style-name="P2"><text:span text:style-name="T2">Physical address:</text:span></text:p>
          </draw:text-box>
        </draw:frame>
        <draw:frame draw:style-name="gr4" draw:text-style-name="P4" draw:layer="layout" svg:width="0.422cm" svg:height="0.497cm" svg:x="2.541cm" svg:y="17.858cm">
          <draw:text-box>
            <text:p text:style-name="P2"><text:span text:style-name="T2"><text:s/></text:span></text:p>
          </draw:text-box>
        </draw:frame>
        <draw:frame draw:style-name="gr28" draw:text-style-name="P4" draw:layer="layout" svg:width="6.293cm" svg:height="0.497cm" svg:x="2.541cm" svg:y="18.349cm">
          <draw:text-box>
            <text:p text:style-name="P2"><text:span text:style-name="T2">EDUCA</text:span><text:span text:style-name="T2">TION </text:span><text:span text:style-name="T2">BACKG</text:span><text:span text:style-name="T2">ROUND</text:span></text:p>
          </draw:text-box>
        </draw:frame>
        <draw:polygon draw:style-name="gr1" draw:text-style-name="P1" draw:layer="layout" svg:width="5.802cm" svg:height="0.042cm" svg:x="2.54cm" svg:y="18.784cm" svg:viewBox="0 0 5803 43" draw:points="0,43 5803,43 5803,0 0,0">
          <text:p/>
        </draw:polygon>
        <draw:frame draw:style-name="gr29" draw:text-style-name="P7" draw:layer="layout" svg:width="0.388cm" svg:height="0.458cm" svg:x="8.343cm" svg:y="18.38cm">
          <draw:text-box>
            <text:p text:style-name="P2"><text:span text:style-name="T6"><text:s/></text:span></text:p>
          </draw:text-box>
        </draw:frame>
        <draw:frame draw:style-name="gr29" draw:text-style-name="P7" draw:layer="layout" svg:width="0.388cm" svg:height="0.458cm" svg:x="2.541cm" svg:y="18.839cm">
          <draw:text-box>
            <text:p text:style-name="P2"><text:span text:style-name="T6"><text:s/></text:span></text:p>
          </draw:text-box>
        </draw:frame>
        <draw:frame draw:style-name="gr30" draw:text-style-name="P4" draw:layer="layout" svg:width="18.997cm" svg:height="0.497cm" svg:x="2.541cm" svg:y="19.281cm">
          <draw:text-box>
            <text:p text:style-name="P2"><text:span text:style-name="T2">Year <text:s text:c="13"/></text:span><text:span text:style-name="T2"><text:s text:c="21"/></text:span><text:span text:style-name="T2"><text:s text:c="16"/></text:span><text:span text:style-name="T2">Institution <text:s text:c="4"/></text:span><text:span text:style-name="T2"><text:s text:c="21"/></text:span><text:span text:style-name="T2"><text:s text:c="21"/></text:span><text:span text:style-name="T2"><text:s text:c="6"/></text:span></text:p>
          </draw:text-box>
        </draw:frame>
        <draw:frame draw:style-name="gr9" draw:text-style-name="P4" draw:layer="layout" svg:width="0.422cm" svg:height="0.471cm" svg:x="2.541cm" svg:y="19.788cm">
          <draw:text-box>
            <text:p text:style-name="P2"><text:span text:style-name="T3"><text:s/></text:span></text:p>
          </draw:text-box>
        </draw:frame>
        <draw:frame draw:style-name="gr31" draw:text-style-name="P4" draw:layer="layout" svg:width="13.003cm" svg:height="0.471cm" svg:x="2.541cm" svg:y="20.271cm">
          <draw:text-box>
            <text:p text:style-name="P2"><text:span text:style-name="T3">2016 <text:s text:c="6"/></text:span><text:span text:style-name="T3"><text:s text:c="15"/></text:span><text:span text:style-name="T3"><text:s text:c="15"/></text:span><text:span text:style-name="T3"><text:s text:c="15"/></text:span><text:span text:style-name="T3"><text:s text:c="12"/></text:span><text:span text:style-name="T3">Immacul</text:span><text:span text:style-name="T3">ate </text:span><text:span text:style-name="T3">driving </text:span><text:span text:style-name="T3">school <text:s text:c="4"/></text:span><text:span text:style-name="T3"><text:s text:c="3"/></text:span></text:p>
          </draw:text-box>
        </draw:frame>
        <draw:frame draw:style-name="gr9" draw:text-style-name="P4" draw:layer="layout" svg:width="0.422cm" svg:height="0.471cm" svg:x="2.541cm" svg:y="21.736cm">
          <draw:text-box>
            <text:p text:style-name="P2"><text:span text:style-name="T3"><text:s/></text:span></text:p>
          </draw:text-box>
        </draw:frame>
        <draw:frame draw:style-name="gr32" draw:text-style-name="P5" draw:layer="layout" svg:width="13.354cm" svg:height="1.177cm" svg:x="2.541cm" svg:y="21.042cm">
          <draw:text-box>
            <text:p text:style-name="P2"><text:span text:style-name="T3">2012-2015 <text:s text:c="42"/></text:span><text:span text:style-name="T3"><text:s text:c="12"/>Kwihota Secondary </text:span><text:span text:style-name="T3">School,Ruiru</text:span></text:p>
            <text:p text:style-name="P2"><text:span text:style-name="T3"><text:s/></text:span></text:p>
          </draw:text-box>
        </draw:frame>
        <draw:frame draw:style-name="gr33" draw:text-style-name="P5" draw:layer="layout" svg:width="11.999cm" svg:height="1.411cm" svg:x="2.541cm" svg:y="21.804cm">
          <draw:text-box>
            <text:p text:style-name="P2"><text:span text:style-name="T3">2011 <text:s text:c="8"/></text:span><text:span text:style-name="T3"><text:s text:c="17"/></text:span><text:span text:style-name="T3"><text:s text:c="17"/></text:span><text:span text:style-name="T3"><text:s text:c="17"/></text:span><text:span text:style-name="T3"><text:s text:c="4"/></text:span><text:span text:style-name="T3">Kumura </text:span><text:span text:style-name="T3">Primaly </text:span><text:span text:style-name="T3">School,</text:span></text:p>
            <text:p text:style-name="P2"><text:span text:style-name="T3"/></text:p>
            <text:p text:style-name="P2"><text:span text:style-name="T3">2003-</text:span><text:span text:style-name="T3">2010 <text:s text:c="8"/></text:span><text:span text:style-name="T3"><text:s text:c="17"/></text:span><text:span text:style-name="T3"><text:s text:c="17"/></text:span><text:span text:style-name="T3"><text:s text:c="12"/></text:span><text:span text:style-name="T3">Mahiga </text:span><text:span text:style-name="T3">Primary </text:span><text:span text:style-name="T3">School.</text:span></text:p>
          </draw:text-box>
        </draw:frame>
        <draw:frame draw:style-name="gr9" draw:text-style-name="P4" draw:layer="layout" svg:width="0.422cm" svg:height="0.471cm" svg:x="2.541cm" svg:y="22.71cm">
          <draw:text-box>
            <text:p text:style-name="P2"><text:span text:style-name="T3"><text:s/></text:span></text:p>
          </draw:text-box>
        </draw:frame>
        <draw:frame draw:style-name="gr29" draw:text-style-name="P7" draw:layer="layout" svg:width="0.388cm" svg:height="0.458cm" svg:x="10.799cm" svg:y="23.682cm">
          <draw:text-box>
            <text:p text:style-name="P2"><text:span text:style-name="T7"><text:s/></text:span></text:p>
          </draw:text-box>
        </draw:frame>
        <draw:frame draw:style-name="gr29" draw:text-style-name="P7" draw:layer="layout" svg:width="0.388cm" svg:height="0.458cm" svg:x="2.541cm" svg:y="24.47cm">
          <draw:text-box>
            <text:p text:style-name="P2"><text:span text:style-name="T7"><text:s/></text:span></text:p>
          </draw:text-box>
        </draw:frame>
        <draw:frame draw:style-name="gr34" draw:text-style-name="P9" draw:layer="layout" svg:width="4.461cm" svg:height="2.821cm" svg:x="4.389cm" svg:y="15.454cm">
          <draw:text-box>
            <text:p text:style-name="P8"><text:span text:style-name="T3">R</text:span><text:span text:style-name="T3">u</text:span><text:span text:style-name="T3">i</text:span><text:span text:style-name="T3">r</text:span><text:span text:style-name="T3">u</text:span></text:p>
            <text:p text:style-name="P8"><text:span text:style-name="T3">K</text:span><text:span text:style-name="T3">i</text:span><text:span text:style-name="T3">m</text:span><text:span text:style-name="T3">b</text:span><text:span text:style-name="T3">o</text:span></text:p>
            <text:p text:style-name="P8"><text:span text:style-name="T3">P</text:span><text:span text:style-name="T3">O</text:span><text:span text:style-name="T3"> </text:span><text:span text:style-name="T3">B</text:span><text:span text:style-name="T3">O</text:span><text:span text:style-name="T3">X</text:span><text:span text:style-name="T3"> </text:span><text:span text:style-name="T3">7</text:span><text:span text:style-name="T3">5</text:span><text:span text:style-name="T3">1</text:span><text:span text:style-name="T3">0</text:span><text:span text:style-name="T3">4</text:span><text:span text:style-name="T3">, </text:span><text:span text:style-name="T3">0</text:span><text:span text:style-name="T3">0</text:span><text:span text:style-name="T3">2</text:span><text:span text:style-name="T3">0</text:span><text:span text:style-name="T3">0</text:span></text:p>
            <text:p text:style-name="P8"><text:span text:style-name="T3">N</text:span><text:span text:style-name="T3">A</text:span><text:span text:style-name="T3">I</text:span><text:span text:style-name="T3">R</text:span><text:span text:style-name="T3">O</text:span><text:span text:style-name="T3">B</text:span><text:span text:style-name="T3">I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6.539cm" svg:height="0.043cm" svg:x="2.54cm" svg:y="2.98cm" svg:viewBox="0 0 6540 44" draw:points="0,44 6540,44 6540,0 0,0">
          <text:p/>
        </draw:polygon>
        <draw:frame draw:style-name="gr35" draw:text-style-name="P4" draw:layer="layout" svg:width="7.317cm" svg:height="0.497cm" svg:x="2.541cm" svg:y="2.546cm">
          <draw:text-box>
            <text:p text:style-name="P2"><text:span text:style-name="T2"><text:s/></text:span><text:span text:style-name="T2">PROFESSIONAL </text:span><text:span text:style-name="T2">EXPERIENCE </text:span></text:p>
          </draw:text-box>
        </draw:frame>
        <draw:frame draw:style-name="gr36" draw:text-style-name="P10" draw:layer="layout" svg:width="49.198cm" svg:height="3.526cm" svg:x="2.858cm" svg:y="2.837cm">
          <draw:text-box>
            <text:p text:style-name="P8"><text:span text:style-name="T3">I have worked with </text:span><text:span text:style-name="T3">Expreso limited where i </text:span><text:span text:style-name="T3">have been a conductor </text:span><text:span text:style-name="T3">since January 2018 – </text:span><text:span text:style-name="T3">December 2018 </text:span></text:p>
            <text:p text:style-name="P8"><text:span text:style-name="T3">and thereafter served as </text:span><text:span text:style-name="T3">a driver since January </text:span><text:span text:style-name="T3">2019 – 2021 January.</text:span></text:p>
            <text:p text:style-name="P8"><text:span text:style-name="T3">The years 2016 – 2017 </text:span><text:span text:style-name="T3">I worked in the painting </text:span><text:span text:style-name="T3">industry where I served </text:span><text:span text:style-name="T3">diligently as a painter </text:span><text:span text:style-name="T3">and learnt </text:span></text:p>
            <text:p text:style-name="P8"><text:span text:style-name="T3">to professionally handle </text:span><text:span text:style-name="T3">and/ relate with people </text:span><text:span text:style-name="T3">and resources. My great </text:span><text:span text:style-name="T3">communication skills </text:span><text:span text:style-name="T3">and </text:span></text:p>
            <text:p text:style-name="P8"><text:span text:style-name="T3">commendable flexibility </text:span><text:span text:style-name="T3">helped me to smoothly </text:span><text:span text:style-name="T3">serve at various posts.</text:span></text:p>
          </draw:text-box>
        </draw:frame>
        <draw:frame draw:style-name="gr37" draw:text-style-name="P4" draw:layer="layout" svg:width="3.478cm" svg:height="0.497cm" svg:x="2.541cm" svg:y="6.264cm">
          <draw:text-box>
            <text:p text:style-name="P2"><text:span text:style-name="T2">SKILL PROFILE</text:span></text:p>
          </draw:text-box>
        </draw:frame>
        <draw:polygon draw:style-name="gr1" draw:text-style-name="P1" draw:layer="layout" svg:width="3.287cm" svg:height="0.043cm" svg:x="2.54cm" svg:y="6.698cm" svg:viewBox="0 0 3288 44" draw:points="0,44 3288,44 3288,0 0,0">
          <text:p/>
        </draw:polygon>
        <draw:frame draw:style-name="gr9" draw:text-style-name="P4" draw:layer="layout" svg:width="0.422cm" svg:height="0.471cm" svg:x="5.828cm" svg:y="6.279cm">
          <draw:text-box>
            <text:p text:style-name="P2"><text:span text:style-name="T3"><text:s/></text:span></text:p>
          </draw:text-box>
        </draw:frame>
        <draw:frame draw:style-name="gr4" draw:text-style-name="P4" draw:layer="layout" svg:width="0.422cm" svg:height="0.497cm" svg:x="3.176cm" svg:y="6.789cm">
          <draw:text-box>
            <text:p text:style-name="P2"><text:span text:style-name="T8">▪</text:span></text:p>
          </draw:text-box>
        </draw:frame>
        <draw:frame draw:style-name="gr38" draw:text-style-name="P4" draw:layer="layout" svg:width="0.422cm" svg:height="0.475cm" svg:x="3.371cm" svg:y="6.798cm">
          <draw:text-box>
            <text:p text:style-name="P2"><text:span text:style-name="T9"><text:s/></text:span></text:p>
          </draw:text-box>
        </draw:frame>
        <draw:frame draw:style-name="gr39" draw:text-style-name="P4" draw:layer="layout" svg:width="11.521cm" svg:height="0.471cm" svg:x="3.812cm" svg:y="6.804cm">
          <draw:text-box>
            <text:p text:style-name="P2"><text:span text:style-name="T3">Very organized and </text:span><text:span text:style-name="T3">able to handle multiple </text:span><text:span text:style-name="T3">issues at the same time. </text:span></text:p>
          </draw:text-box>
        </draw:frame>
        <draw:frame draw:style-name="gr4" draw:text-style-name="P4" draw:layer="layout" svg:width="0.422cm" svg:height="0.497cm" svg:x="3.176cm" svg:y="7.348cm">
          <draw:text-box>
            <text:p text:style-name="P2"><text:span text:style-name="T8">▪</text:span></text:p>
          </draw:text-box>
        </draw:frame>
        <draw:frame draw:style-name="gr38" draw:text-style-name="P4" draw:layer="layout" svg:width="0.422cm" svg:height="0.475cm" svg:x="3.371cm" svg:y="7.358cm">
          <draw:text-box>
            <text:p text:style-name="P2"><text:span text:style-name="T9"><text:s/></text:span></text:p>
          </draw:text-box>
        </draw:frame>
        <draw:frame draw:style-name="gr40" draw:text-style-name="P4" draw:layer="layout" svg:width="6.932cm" svg:height="0.471cm" svg:x="3.812cm" svg:y="7.364cm">
          <draw:text-box>
            <text:p text:style-name="P2"><text:span text:style-name="T3">Good analytical and </text:span><text:span text:style-name="T3">interpersonal skills. </text:span></text:p>
          </draw:text-box>
        </draw:frame>
        <draw:frame draw:style-name="gr4" draw:text-style-name="P4" draw:layer="layout" svg:width="0.422cm" svg:height="0.497cm" svg:x="3.176cm" svg:y="7.907cm">
          <draw:text-box>
            <text:p text:style-name="P2"><text:span text:style-name="T8">▪</text:span></text:p>
          </draw:text-box>
        </draw:frame>
        <draw:frame draw:style-name="gr38" draw:text-style-name="P4" draw:layer="layout" svg:width="0.422cm" svg:height="0.475cm" svg:x="3.371cm" svg:y="7.917cm">
          <draw:text-box>
            <text:p text:style-name="P2"><text:span text:style-name="T9"><text:s/></text:span></text:p>
          </draw:text-box>
        </draw:frame>
        <draw:frame draw:style-name="gr41" draw:text-style-name="P4" draw:layer="layout" svg:width="10.433cm" svg:height="0.471cm" svg:x="3.812cm" svg:y="7.923cm">
          <draw:text-box>
            <text:p text:style-name="P2"><text:span text:style-name="T3">Good at preparing work </text:span><text:span text:style-name="T3">by following the laid-</text:span><text:span text:style-name="T3">out guidelines. </text:span></text:p>
          </draw:text-box>
        </draw:frame>
        <draw:frame draw:style-name="gr4" draw:text-style-name="P4" draw:layer="layout" svg:width="0.422cm" svg:height="0.497cm" svg:x="3.176cm" svg:y="8.466cm">
          <draw:text-box>
            <text:p text:style-name="P2"><text:span text:style-name="T8">▪</text:span></text:p>
          </draw:text-box>
        </draw:frame>
        <draw:frame draw:style-name="gr38" draw:text-style-name="P4" draw:layer="layout" svg:width="0.422cm" svg:height="0.475cm" svg:x="3.371cm" svg:y="8.475cm">
          <draw:text-box>
            <text:p text:style-name="P2"><text:span text:style-name="T9"><text:s/></text:span></text:p>
          </draw:text-box>
        </draw:frame>
        <draw:frame draw:style-name="gr42" draw:text-style-name="P4" draw:layer="layout" svg:width="5.234cm" svg:height="0.471cm" svg:x="3.812cm" svg:y="8.481cm">
          <draw:text-box>
            <text:p text:style-name="P2"><text:span text:style-name="T3">Ability to work within a </text:span><text:span text:style-name="T3">team. </text:span></text:p>
          </draw:text-box>
        </draw:frame>
        <draw:frame draw:style-name="gr4" draw:text-style-name="P4" draw:layer="layout" svg:width="0.422cm" svg:height="0.497cm" svg:x="3.176cm" svg:y="9.025cm">
          <draw:text-box>
            <text:p text:style-name="P2"><text:span text:style-name="T8">▪</text:span></text:p>
          </draw:text-box>
        </draw:frame>
        <draw:frame draw:style-name="gr38" draw:text-style-name="P4" draw:layer="layout" svg:width="0.422cm" svg:height="0.475cm" svg:x="3.371cm" svg:y="9.034cm">
          <draw:text-box>
            <text:p text:style-name="P2"><text:span text:style-name="T9"><text:s/></text:span></text:p>
          </draw:text-box>
        </draw:frame>
        <draw:frame draw:style-name="gr43" draw:text-style-name="P4" draw:layer="layout" svg:width="6.424cm" svg:height="0.471cm" svg:x="3.812cm" svg:y="9.04cm">
          <draw:text-box>
            <text:p text:style-name="P2"><text:span text:style-name="T3">Ability to handle work </text:span><text:span text:style-name="T3">under pressure</text:span></text:p>
          </draw:text-box>
        </draw:frame>
        <draw:frame draw:style-name="gr4" draw:text-style-name="P4" draw:layer="layout" svg:width="0.422cm" svg:height="0.497cm" svg:x="10.24cm" svg:y="9.025cm">
          <draw:text-box>
            <text:p text:style-name="P2"><text:span text:style-name="T2">. </text:span></text:p>
          </draw:text-box>
        </draw:frame>
        <draw:frame draw:style-name="gr4" draw:text-style-name="P4" draw:layer="layout" svg:width="0.422cm" svg:height="0.497cm" svg:x="3.176cm" svg:y="9.592cm">
          <draw:text-box>
            <text:p text:style-name="P2"><text:span text:style-name="T8">▪</text:span></text:p>
          </draw:text-box>
        </draw:frame>
        <draw:frame draw:style-name="gr38" draw:text-style-name="P4" draw:layer="layout" svg:width="0.422cm" svg:height="0.475cm" svg:x="3.371cm" svg:y="9.602cm">
          <draw:text-box>
            <text:p text:style-name="P2"><text:span text:style-name="T9"><text:s/></text:span></text:p>
          </draw:text-box>
        </draw:frame>
        <draw:frame draw:style-name="gr44" draw:text-style-name="P4" draw:layer="layout" svg:width="2.635cm" svg:height="0.471cm" svg:x="3.812cm" svg:y="9.607cm">
          <draw:text-box>
            <text:p text:style-name="P2"><text:span text:style-name="T3">Model Making </text:span></text:p>
          </draw:text-box>
        </draw:frame>
        <draw:frame draw:style-name="gr4" draw:text-style-name="P4" draw:layer="layout" svg:width="0.422cm" svg:height="0.497cm" svg:x="3.176cm" svg:y="10.152cm">
          <draw:text-box>
            <text:p text:style-name="P2"><text:span text:style-name="T8">▪</text:span></text:p>
          </draw:text-box>
        </draw:frame>
        <draw:frame draw:style-name="gr38" draw:text-style-name="P4" draw:layer="layout" svg:width="0.422cm" svg:height="0.475cm" svg:x="3.371cm" svg:y="10.161cm">
          <draw:text-box>
            <text:p text:style-name="P2"><text:span text:style-name="T9"><text:s/></text:span></text:p>
          </draw:text-box>
        </draw:frame>
        <draw:frame draw:style-name="gr45" draw:text-style-name="P4" draw:layer="layout" svg:width="1.585cm" svg:height="0.471cm" svg:x="3.812cm" svg:y="10.167cm">
          <draw:text-box>
            <text:p text:style-name="P2"><text:span text:style-name="T3">Drawing </text:span></text:p>
          </draw:text-box>
        </draw:frame>
        <draw:frame draw:style-name="gr4" draw:text-style-name="P4" draw:layer="layout" svg:width="0.422cm" svg:height="0.497cm" svg:x="3.176cm" svg:y="10.71cm">
          <draw:text-box>
            <text:p text:style-name="P2"><text:span text:style-name="T8">▪</text:span></text:p>
          </draw:text-box>
        </draw:frame>
        <draw:frame draw:style-name="gr38" draw:text-style-name="P4" draw:layer="layout" svg:width="0.422cm" svg:height="0.475cm" svg:x="3.371cm" svg:y="10.72cm">
          <draw:text-box>
            <text:p text:style-name="P2"><text:span text:style-name="T9"><text:s/></text:span></text:p>
          </draw:text-box>
        </draw:frame>
        <draw:frame draw:style-name="gr46" draw:text-style-name="P4" draw:layer="layout" svg:width="2.872cm" svg:height="0.471cm" svg:x="3.812cm" svg:y="10.726cm">
          <draw:text-box>
            <text:p text:style-name="P2"><text:span text:style-name="T3">Public Speaking </text:span></text:p>
          </draw:text-box>
        </draw:frame>
        <draw:frame draw:style-name="gr47" draw:text-style-name="P5" draw:layer="layout" svg:width="0.658cm" svg:height="0.475cm" svg:x="3.135cm" svg:y="11.39cm">
          <draw:text-box>
            <text:p text:style-name="P2"><text:span text:style-name="T9"><text:s/></text:span></text:p>
          </draw:text-box>
        </draw:frame>
        <draw:frame draw:style-name="gr9" draw:text-style-name="P4" draw:layer="layout" svg:width="0.422cm" svg:height="0.471cm" svg:x="3.812cm" svg:y="12.40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285cm" svg:height="0.043cm" svg:x="2.54cm" svg:y="12.228cm" svg:viewBox="0 0 5286 44" draw:points="0,44 5286,44 5286,0 0,0">
          <text:p/>
        </draw:polygon>
        <draw:frame draw:style-name="gr48" draw:text-style-name="P4" draw:layer="layout" svg:width="5.852cm" svg:height="0.497cm" svg:x="2.541cm" svg:y="11.694cm">
          <draw:text-box>
            <text:p text:style-name="P2"><text:span text:style-name="T2">OBJECTIVES/ </text:span><text:span text:style-name="T2">INTERESTS </text:span></text:p>
          </draw:text-box>
        </draw:frame>
        <draw:frame draw:style-name="gr49" draw:text-style-name="P4" draw:layer="layout" svg:width="17.723cm" svg:height="1.411cm" svg:x="2.541cm" svg:y="12.292cm">
          <draw:text-box>
            <text:p text:style-name="P2"><text:span text:style-name="T3">I seek to learn, grow </text:span><text:span text:style-name="T3">and excel in every </text:span><text:span text:style-name="T3">professional </text:span><text:span text:style-name="T3">undertaking of an </text:span><text:span text:style-name="T3">environment. This is </text:span><text:span text:style-name="T3">driven by a <text:s/></text:span></text:p>
            <text:p text:style-name="P2"><text:span text:style-name="T3">desire to participate in </text:span><text:span text:style-name="T3">building the success of </text:span><text:span text:style-name="T3">the company as well </text:span><text:span text:style-name="T3">take advantage of every </text:span><text:span text:style-name="T3">growth </text:span></text:p>
            <text:p text:style-name="P2"><text:span text:style-name="T3">opportunity presented to </text:span><text:span text:style-name="T3">me.</text:span></text:p>
          </draw:text-box>
        </draw:frame>
        <draw:frame draw:style-name="gr9" draw:text-style-name="P4" draw:layer="layout" svg:width="0.422cm" svg:height="0.471cm" svg:x="2.541cm" svg:y="14.23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236cm" svg:height="0.043cm" svg:x="2.54cm" svg:y="15.158cm" svg:viewBox="0 0 2237 44" draw:points="0,44 2237,44 2237,0 0,0">
          <text:p/>
        </draw:polygon>
        <draw:frame draw:style-name="gr50" draw:text-style-name="P4" draw:layer="layout" svg:width="2.546cm" svg:height="0.497cm" svg:x="2.541cm" svg:y="14.724cm">
          <draw:text-box>
            <text:p text:style-name="P2"><text:span text:style-name="T2">REFEREES </text:span></text:p>
          </draw:text-box>
        </draw:frame>
        <draw:frame draw:style-name="gr9" draw:text-style-name="P4" draw:layer="layout" svg:width="0.422cm" svg:height="0.471cm" svg:x="3.176cm" svg:y="15.544cm">
          <draw:text-box>
            <text:p text:style-name="P2"><text:span text:style-name="T3">1)</text:span></text:p>
          </draw:text-box>
        </draw:frame>
        <draw:frame draw:style-name="gr38" draw:text-style-name="P4" draw:layer="layout" svg:width="0.422cm" svg:height="0.475cm" svg:x="3.532cm" svg:y="15.538cm">
          <draw:text-box>
            <text:p text:style-name="P2"><text:span text:style-name="T9"><text:s/></text:span></text:p>
          </draw:text-box>
        </draw:frame>
        <draw:frame draw:style-name="gr51" draw:text-style-name="P4" draw:layer="layout" svg:width="8.185cm" svg:height="0.471cm" svg:x="3.812cm" svg:y="15.544cm">
          <draw:text-box>
            <text:p text:style-name="P2"><text:span text:style-name="T3">Expreso Limited, <text:s text:c="11"/></text:span><text:span text:style-name="T3"><text:s text:c="36"/></text:span></text:p>
          </draw:text-box>
        </draw:frame>
        <draw:frame draw:style-name="gr52" draw:text-style-name="P4" draw:layer="layout" svg:width="9.485cm" svg:height="0.471cm" svg:x="2.541cm" svg:y="16.162cm">
          <draw:text-box>
            <text:p text:style-name="P2"><text:span text:style-name="T3"><text:s text:c="12"/></text:span><text:span text:style-name="T3">Ronald Ngara </text:span><text:span text:style-name="T3">Street, <text:s text:c="28"/></text:span><text:span text:style-name="T3"><text:s text:c="15"/></text:span></text:p>
          </draw:text-box>
        </draw:frame>
        <draw:frame draw:style-name="gr4" draw:text-style-name="P4" draw:layer="layout" svg:width="0.422cm" svg:height="0.497cm" svg:x="18.955cm" svg:y="16.146cm">
          <draw:text-box>
            <text:p text:style-name="P2"><text:span text:style-name="T2"><text:s/></text:span></text:p>
          </draw:text-box>
        </draw:frame>
        <draw:frame draw:style-name="gr53" draw:text-style-name="P4" draw:layer="layout" svg:width="9.54cm" svg:height="0.471cm" svg:x="2.541cm" svg:y="16.737cm">
          <draw:text-box>
            <text:p text:style-name="P2"><text:span text:style-name="T3"><text:s text:c="12"/></text:span><text:span text:style-name="T3">PO Box 52428- </text:span><text:span text:style-name="T3">00200, <text:s text:c="27"/></text:span><text:span text:style-name="T3"><text:s text:c="13"/></text:span></text:p>
          </draw:text-box>
        </draw:frame>
        <draw:frame draw:style-name="gr54" draw:text-style-name="P4" draw:layer="layout" svg:width="9.646cm" svg:height="0.471cm" svg:x="2.541cm" svg:y="17.28cm">
          <draw:text-box>
            <text:p text:style-name="P2"><text:span text:style-name="T3"><text:s text:c="12"/></text:span><text:span text:style-name="T3">Email: </text:span><text:span text:style-name="T3">expresolimited17@gmai</text:span><text:span text:style-name="T3">l.com <text:s text:c="18"/></text:span></text:p>
          </draw:text-box>
        </draw:frame>
        <draw:frame draw:style-name="gr52" draw:text-style-name="P4" draw:layer="layout" svg:width="9.485cm" svg:height="0.471cm" svg:x="2.541cm" svg:y="17.814cm">
          <draw:text-box>
            <text:p text:style-name="P2"><text:span text:style-name="T3"><text:s text:c="12"/></text:span><text:span text:style-name="T3">Nairobi, Kenya. <text:s/></text:span><text:span text:style-name="T3"><text:s text:c="39"/></text:span><text:span text:style-name="T3"><text:s text:c="11"/></text:span></text:p>
          </draw:text-box>
        </draw:frame>
        <draw:frame draw:style-name="gr55" draw:text-style-name="P4" draw:layer="layout" svg:width="11.381cm" svg:height="0.497cm" svg:x="3.176cm" svg:y="18.34cm">
          <draw:text-box>
            <text:p text:style-name="P2"><text:span text:style-name="T4"><text:s text:c="31"/></text:span><text:span text:style-name="T4"><text:s text:c="31"/></text:span><text:span text:style-name="T4"><text:s text:c="22"/></text:span></text:p>
          </draw:text-box>
        </draw:frame>
        <draw:frame draw:style-name="gr9" draw:text-style-name="P4" draw:layer="layout" svg:width="0.422cm" svg:height="0.471cm" svg:x="3.176cm" svg:y="19.168cm">
          <draw:text-box>
            <text:p text:style-name="P2"><text:span text:style-name="T3">2)</text:span></text:p>
          </draw:text-box>
        </draw:frame>
        <draw:frame draw:style-name="gr38" draw:text-style-name="P4" draw:layer="layout" svg:width="0.422cm" svg:height="0.475cm" svg:x="3.532cm" svg:y="19.163cm">
          <draw:text-box>
            <text:p text:style-name="P2"><text:span text:style-name="T9"><text:s/></text:span></text:p>
          </draw:text-box>
        </draw:frame>
        <draw:frame draw:style-name="gr56" draw:text-style-name="P4" draw:layer="layout" svg:width="3.575cm" svg:height="0.471cm" svg:x="3.812cm" svg:y="19.168cm">
          <draw:text-box>
            <text:p text:style-name="P2"><text:span text:style-name="T3">Mrs Susan Wanjiku, </text:span></text:p>
          </draw:text-box>
        </draw:frame>
        <draw:frame draw:style-name="gr57" draw:text-style-name="P4" draw:layer="layout" svg:width="3.651cm" svg:height="0.471cm" svg:x="3.176cm" svg:y="19.727cm">
          <draw:text-box>
            <text:p text:style-name="P2"><text:span text:style-name="T3"><text:s text:c="6"/></text:span><text:span text:style-name="T3">Interior designer, </text:span></text:p>
          </draw:text-box>
        </draw:frame>
        <draw:frame draw:style-name="gr58" draw:text-style-name="P4" draw:layer="layout" svg:width="2.254cm" svg:height="0.471cm" svg:x="3.176cm" svg:y="20.287cm">
          <draw:text-box>
            <text:p text:style-name="P2"><text:span text:style-name="T3"><text:s text:c="6"/></text:span><text:span text:style-name="T3">Utawala, </text:span></text:p>
          </draw:text-box>
        </draw:frame>
        <draw:frame draw:style-name="gr59" draw:text-style-name="P4" draw:layer="layout" svg:width="4.248cm" svg:height="0.471cm" svg:x="3.176cm" svg:y="20.846cm">
          <draw:text-box>
            <text:p text:style-name="P2"><text:span text:style-name="T3"><text:s text:c="6"/></text:span><text:span text:style-name="T3">Phone: 0717447051 </text:span><text:span text:style-name="T3"><text:s/></text:span></text:p>
          </draw:text-box>
        </draw:frame>
        <draw:frame draw:style-name="gr60" draw:text-style-name="P4" draw:layer="layout" svg:width="3.452cm" svg:height="0.471cm" svg:x="3.167cm" svg:y="21.423cm">
          <draw:text-box>
            <text:p text:style-name="P2"><text:span text:style-name="T3"><text:s text:c="6"/></text:span><text:span text:style-name="T3">Nairobi, Kenya. </text:span></text:p>
          </draw:text-box>
        </draw:frame>
        <draw:frame draw:style-name="gr9" draw:text-style-name="P4" draw:layer="layout" svg:width="0.422cm" svg:height="0.471cm" svg:x="2.541cm" svg:y="23.81cm">
          <draw:text-box>
            <text:p text:style-name="P2"><text:span text:style-name="T3"><text:s/></text:span></text:p>
          </draw:text-box>
        </draw:frame>
        <draw:frame draw:style-name="gr9" draw:text-style-name="P4" draw:layer="layout" svg:width="0.422cm" svg:height="0.471cm" svg:x="2.541cm" svg:y="24.293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24T23:29:10.467373211</dc:date>
    <meta:editing-duration>P1DT2H2M4S</meta:editing-duration>
    <meta:editing-cycles>10</meta:editing-cycles>
    <meta:generator>LibreOffice/6.1.5.2$Linux_X86_64 LibreOffice_project/10$Build-2</meta:generator>
    <meta:document-statistic meta:object-count="109"/>
  </office:meta>
</office:document-meta>
</file>